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408</text:p>
          </table:table-cell>
          <table:table-cell table:style-name="ce1" office:value-type="string">
            <text:p>こどもちゃれんじ・はじめてのワーク</text:p>
            <text:p>カニが横に進む様に、横の線を書く練習。前回とほぼ同じ課題でした。カニ食べたい～。</text:p>
          </table:table-cell>
          <table:table-cell table:style-name="ce1" office:value-type="string">
            <text:p>将棋タウン「将棋幼稚園」将棋入門</text:p>
            <text:p>駒の動かし方</text:p>
          </table:table-cell>
          <table:table-cell table:style-name="ce1" office:value-type="string">
            <text:p>サイト「将棋ルール．ｃｏｍ」</text:p>
            <text:p>持ち駒を使うタイミングが棋士としての腕の見せ所、とのこと。最も効果的で最も有利な駒の使い方出来るように勉強していこう。</text:p>
          </table:table-cell>
          <table:table-cell table:style-name="ce1" office:value-type="string">
            <text:p>練習局面課題演習　激指１５　指導対局　８級　香川愛生　１周目　第１問</text:p>
            <text:p>０．０００４６％　－４０５６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409</text:p>
          </table:table-cell>
          <table:table-cell table:style-name="ce1" office:value-type="string">
            <text:p>こどもちゃれんじ・はじめてのワーク</text:p>
            <text:p>魚の釣り糸を例に縦に真っ直ぐな長めの線を書く練習～。</text:p>
          </table:table-cell>
          <table:table-cell table:style-name="ce1" office:value-type="string">
            <text:p>将棋タウン「将棋幼稚園」将棋入門</text:p>
            <text:p>駒を成る</text:p>
          </table:table-cell>
          <table:table-cell table:style-name="ce1" office:value-type="string">
            <text:p>サイト「将棋ルール．ｃｏｍ」</text:p>
            <text:p>玉が持ち駒になる事は無い。玉は取った人が勝ち。正確には詰ませた方が勝ちだ。</text:p>
          </table:table-cell>
          <table:table-cell table:style-name="ce1" office:value-type="string">
            <text:p>練習局面課題演習　ＡＩ将棋１５　５級　１周目　第１問</text:p>
            <text:p>０．０００４７％　－４０５６　５７級　たまご</text:p>
            <text:p>達成率アップ！一つ一つルールを吸収していきます。限られたルールの中で自由に駒を動かせる将棋はかなり変化の富んだゲームとなっていますね。一つ一つしっかり勉強していかなければ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/>
          <table:table-cell table:style-name="ce1" table:number-columns-repeated="20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154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1">2022/05/21</text:date>, <text:time>23:1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9H19M25S</meta:editing-duration>
    <meta:editing-cycles>135</meta:editing-cycles>
    <meta:generator>OpenOffice/4.1.6$Win32 OpenOffice.org_project/416m1$Build-9790</meta:generator>
    <dc:date>2022-05-21T23:17:27.77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